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style:text-underline-style="solid" style:text-underline-width="auto" style:text-underline-color="font-color"/>
    </style:style>
    <style:style style:name="T4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8_1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8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Mayer Sulzberger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October 31, 1895</text:p>
      <text:p text:style-name="P5">Month<text:tab/><text:tab/><text:tab/><text:tab/><text:tab/><text:tab/>October</text:p>
      <text:p text:style-name="P5">Year<text:tab/><text:tab/><text:tab/><text:tab/><text:tab/><text:tab/>1895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A photocopy is also available in Box 19, FF 9.</text:p>
      <text:p text:style-name="P5"/>
      <text:p text:style-name="P5">VII Transcription</text:p>
      <text:p text:style-name="P2">(Symbols: ?=uncertain; []=supplied information; /=end of line)</text:p>
      <text:p text:style-name="P2"/>
      <text:p text:style-name="P2">[Page 1]</text:p>
      <text:p text:style-name="P3">29 South 6<text:span text:style-name="T1">th </text:span><text:span text:style-name="T2">Street./</text:span></text:p>
      <text:p text:style-name="P6">My dear Sir,/</text:p>
      <text:p text:style-name="P6"><text:tab/>I thank you for the/ courtesy of sending me Mr. Solomons'/ letter and enclosures for perusal./ <text:s/></text:p>
      <text:p text:style-name="P6"><text:tab/>While the ends he proposes to/ attain are desirable, I cannot see/ any probability that we will soon arrive/ at them. <text:s/>If the comparatively few/ Jews of the United States, having a certain/ homogeneity of manners, customs and/ modes of thinking, find it almost im-/possible to form a union, it would seem/ Quixotic to hope that the Jews of the whole/ world, standing on different planes of civil-/ization even, could ever come to an agree-/ment, until their conditions became more/ nearly equal./</text:p>
      <text:p text:style-name="P6"><text:tab/>I understand Mr Solmons' reluctance/ to limit his efforts to the United States/ merely. <text:s/>He fears the triumph of innovation,/</text:p>
      <text:p text:style-name="P6"/>
      <text:p text:style-name="P6">[Page 2]</text:p>
      <text:p text:style-name="P2"><text:span text:style-name="T2">But even that is more an apparent than/ a real danger. <text:s/>If the sentiments of/ our people are firm in favor of abandoning/ old systems and adopting new ones, no/ show of authority whether emanating from/ rabbis or councils will avail to stay/ there. <text:s/>Our habits of thought are not/ reverential. <text:s/>We transfer the underlying/ principle of our political system, to wit,/ that our rulers are our servants, into every/ affair of life. <text:s/>Hence an ecclesiastical/ authority will never prevail by force of its/ numbers, or integrity or </text:span><text:soft-page-break/><text:span text:style-name="T2">learning or by/ pre-eminence in any other characteristic,/ unless it have at the same time a </text:span><text:span text:style-name="T3">repre</text:span><text:span text:style-name="T4">-/</text:span><text:span text:style-name="T3">sentative</text:span><text:span text:style-name="T4"> character./</text:span></text:p>
      <text:p text:style-name="P7"><text:tab/>If the lovers of Judaism deem it/ impossible or irreligious to submit it to/ a test of this kind, they must go on leaving/ to the future the question of what will become/ of their religious system, and remain inert/ themselves. <text:s/>If on the other hand, they believe/</text:p>
      <text:p text:style-name="P7"/>
      <text:p text:style-name="P7">[Page 3]</text:p>
      <text:p text:style-name="P7">that the masses of the community are/ conservative and will abandon none/ of the essentials of Judaism, if they/ assume full control of the subject, the/ true course seems to be agitation until/ something practical is done./</text:p>
      <text:p text:style-name="P7"><text:tab/>At all events intelligent public discussion/ will do good and if Mr Solomons is dis-/posed to continue his labors, I know of no/ way in which he can act more usefully/ than by contributing his thoughts to our/ Jewish press./</text:p>
      <text:p text:style-name="P7"><text:tab/>In conferences of individuals I have/ no faith. <text:s/>Unless they represent a constit-/uency their efforts will be fruitless. <text:s/>Of/ course I could not assume to be one of the/ leaders in a movement like that suggested/ by Mr Solomons, because as I said before,/ self-elected dignitaries wield little power,/ and in addition, a truly representative body/ would probably contain more wisdom than/ any picked number of men./</text:p>
      <text:p text:style-name="P7"/>
      <text:p text:style-name="P7">[Page 4]</text:p>
      <text:p text:style-name="P7">During next year, the opportunities for a good/ meeting at Philadelphia will be better than/ ever before or perhaps ever again for a long time./ <text:s/>Let Mr. Solomons direct his efforts to utilizing/ that time and he may achieve some of/ that practical good which he so earnestly/ desires./</text:p>
      <text:p text:style-name="P7"><text:tab/>I should be pleased at any time/ to hear from him on this subject, and in/ the meantime you are at liberty to make/ such use of this note as you may deem/ best./ <text:s/>Faithfully yours/ Mayer Sulzberger/ </text:p>
      <text:p text:style-name="P7">Revd S. Morais.<text:tab/><text:tab/><text:tab/><text:tab/><text:tab/><text:tab/><text:tab/><text:tab/>October 31. 1895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3T14:59:28.48</meta:creation-date>
    <dc:date>2012-03-22T13:44:23.94</dc:date>
    <dc:creator>Penn Libraries</dc:creator>
    <meta:editing-duration>PT00H01M08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3" meta:paragraph-count="78" meta:word-count="698" meta:character-count="4405"/>
  </office:meta>
</office:document-meta>
</file>